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9252in" style:type="right" style:leader-style="dotted" style:leader-text="."/>
        </style:tab-stops>
      </style:paragraph-properties>
    </style:style>
    <style:style style:name="P3" style:family="paragraph" style:parent-style-name="Contents_20_3">
      <style:paragraph-properties>
        <style:tab-stops>
          <style:tab-stop style:position="6.9252in" style:type="right" style:leader-style="dotted" style:leader-text="."/>
        </style:tab-stops>
      </style:paragraph-properties>
    </style:style>
    <style:style style:name="P4" style:family="paragraph" style:parent-style-name="Contents_20_4">
      <style:paragraph-properties>
        <style:tab-stops>
          <style:tab-stop style:position="6.9252in" style:type="right" style:leader-style="dotted" style:leader-text="."/>
        </style:tab-stops>
      </style:paragraph-properties>
    </style:style>
    <style:style style:name="P5" style:family="paragraph" style:parent-style-name="Horizontal_20_Line">
      <style:paragraph-properties fo:text-align="start" style:justify-single-word="false" style:writing-mode="lr-tb"/>
      <style:text-properties style:font-name="FreeSans"/>
    </style:style>
    <style:style style:name="P6" style:family="paragraph" style:parent-style-name="Text_20_body">
      <style:paragraph-properties fo:text-align="start" style:justify-single-word="false" style:writing-mode="lr-tb"/>
      <style:text-properties style:font-name="FreeSans"/>
    </style:style>
    <style:style style:name="P7" style:family="paragraph" style:parent-style-name="Standard">
      <style:paragraph-properties fo:text-align="start" style:justify-single-word="false" style:writing-mode="lr-tb"/>
      <style:text-properties style:font-name="FreeSans" fo:font-size="80pt" style:font-size-asian="80pt" style:font-size-complex="80pt"/>
    </style:style>
    <style:style style:name="P8" style:family="paragraph" style:parent-style-name="Standard">
      <style:paragraph-properties fo:text-align="start" style:justify-single-word="false" style:writing-mode="lr-tb"/>
      <style:text-properties style:font-name="FreeSans" fo:font-size="12pt" style:font-size-asian="12pt" style:font-size-complex="12pt"/>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margin-left="0in" fo:margin-right="0in" fo:margin-top="0in" fo:margin-bottom="0.1043in" style:contextual-spacing="false" style:line-height-at-least="0.2291in" fo:text-align="start" style:justify-single-word="false" fo:text-indent="0in" style:auto-text-indent="false" style:writing-mode="lr-tb"/>
      <style:text-properties fo:font-variant="normal" fo:text-transform="none" style:font-name="FreeSans" fo:font-size="18pt" fo:language="en" fo:country="US" fo:font-style="normal" fo:font-weight="normal" style:font-size-asian="18pt" style:font-style-asian="normal" style:font-weight-asian="normal" style:font-size-complex="18pt"/>
    </style:style>
    <style:style style:name="P11" style:family="paragraph" style:parent-style-name="Text_20_body">
      <style:paragraph-properties fo:margin-left="0in" fo:margin-right="0in" fo:margin-top="0in" fo:margin-bottom="0.1043in" style:contextual-spacing="false" style:line-height-at-least="0.2291in" fo:text-align="start" style:justify-single-word="false" fo:text-indent="0in" style:auto-text-indent="false" style:writing-mode="lr-tb"/>
      <style:text-properties fo:font-variant="normal" fo:text-transform="none" style:font-name="FreeSans" fo:font-size="14pt" fo:language="en" fo:country="US" fo:font-style="normal" fo:font-weight="normal" style:font-size-asian="14pt" style:font-style-asian="normal" style:font-weight-asian="normal" style:font-size-complex="14pt"/>
    </style:style>
    <style:style style:name="P12" style:family="paragraph" style:parent-style-name="Text_20_body">
      <style:paragraph-properties fo:margin-left="0in" fo:margin-right="0in" fo:margin-top="0in" fo:margin-bottom="0.1043in" style:contextual-spacing="false" style:line-height-at-least="0.2291in" fo:text-align="start" style:justify-single-word="false" fo:text-indent="0in" style:auto-text-indent="false" style:writing-mode="lr-tb"/>
      <style:text-properties fo:font-variant="normal" fo:text-transform="none" style:font-name="FreeSans" fo:font-size="66pt" fo:language="en" fo:country="US" fo:font-style="normal" fo:font-weight="normal" style:font-size-asian="66pt" style:font-style-asian="normal" style:font-weight-asian="normal" style:font-size-complex="66pt"/>
    </style:style>
    <style:style style:name="P13" style:family="paragraph" style:parent-style-name="Text_20_body">
      <style:paragraph-properties fo:text-align="start" style:justify-single-word="false" style:writing-mode="lr-tb"/>
      <style:text-properties style:font-name="FreeSans" officeooo:rsid="00178a64" officeooo:paragraph-rsid="00178a64"/>
    </style:style>
    <style:style style:name="P14" style:family="paragraph" style:parent-style-name="Text_20_body">
      <style:paragraph-properties fo:text-align="start" style:justify-single-word="false" style:writing-mode="lr-tb"/>
      <style:text-properties style:font-name="FreeSans"/>
    </style:style>
    <style:style style:name="P15" style:family="paragraph" style:parent-style-name="Text_20_body">
      <style:paragraph-properties fo:text-align="start" style:justify-single-word="false" style:writing-mode="lr-tb"/>
      <style:text-properties style:font-name="FreeSans" officeooo:rsid="00159cb0" officeooo:paragraph-rsid="00159cb0"/>
    </style:style>
    <style:style style:name="P16" style:family="paragraph" style:parent-style-name="Text_20_body">
      <style:paragraph-properties fo:text-align="start" style:justify-single-word="false" style:writing-mode="lr-tb"/>
      <style:text-properties style:font-name="FreeSans" officeooo:rsid="0011de2d" officeooo:paragraph-rsid="00127cba"/>
    </style:style>
    <style:style style:name="P17" style:family="paragraph" style:parent-style-name="Text_20_body">
      <style:paragraph-properties fo:text-align="start" style:justify-single-word="false" style:writing-mode="lr-tb"/>
      <style:text-properties style:font-name="FreeSans" officeooo:rsid="00127cba" officeooo:paragraph-rsid="00127cba"/>
    </style:style>
    <style:style style:name="P18" style:family="paragraph" style:parent-style-name="Text_20_body">
      <style:paragraph-properties fo:text-align="start" style:justify-single-word="false" style:writing-mode="lr-tb"/>
      <style:text-properties style:font-name="FreeSans" fo:font-size="16pt" fo:font-weight="bold" officeooo:rsid="00139057" officeooo:paragraph-rsid="00139057" style:font-size-asian="16pt" style:font-weight-asian="bold" style:font-size-complex="16pt" style:font-weight-complex="bold"/>
    </style:style>
    <style:style style:name="P19" style:family="paragraph" style:parent-style-name="Text_20_body">
      <style:text-properties style:font-name="FreeSans" fo:font-size="16pt" fo:font-weight="bold" style:font-size-asian="16pt" style:font-weight-asian="bold" style:font-size-complex="16pt" style:font-weight-complex="bold"/>
    </style:style>
    <style:style style:name="P20" style:family="paragraph" style:parent-style-name="Text_20_body">
      <style:text-properties style:font-name="FreeSans" fo:font-size="16pt" fo:font-weight="bold" officeooo:paragraph-rsid="00139057" style:font-size-asian="16pt" style:font-weight-asian="bold" style:font-size-complex="16pt" style:font-weight-complex="bold"/>
    </style:style>
    <style:style style:name="P21" style:family="paragraph" style:parent-style-name="Text_20_body">
      <style:text-properties style:font-name="FreeSans" officeooo:paragraph-rsid="00139057"/>
    </style:style>
    <style:style style:name="P22" style:family="paragraph" style:parent-style-name="Text_20_body">
      <style:text-properties style:font-name="FreeSans" officeooo:rsid="00139057" officeooo:paragraph-rsid="00139057"/>
    </style:style>
    <style:style style:name="P23" style:family="paragraph" style:parent-style-name="Text_20_body">
      <style:paragraph-properties fo:text-align="start" style:justify-single-word="false" style:writing-mode="lr-tb"/>
      <style:text-properties style:font-name="FreeSans" fo:font-style="italic" style:font-style-asian="italic" style:font-style-complex="italic"/>
    </style:style>
    <style:style style:name="P24" style:family="paragraph" style:parent-style-name="Text_20_body">
      <style:paragraph-properties fo:margin-top="0.139in" fo:margin-bottom="0.0835in" style:contextual-spacing="false" fo:text-align="start" style:justify-single-word="false" style:writing-mode="lr-tb"/>
      <style:text-properties style:font-name="FreeSans" officeooo:rsid="0012d3cb" officeooo:paragraph-rsid="0012d3cb"/>
    </style:style>
    <style:style style:name="P25" style:family="paragraph" style:parent-style-name="Text_20_body">
      <style:text-properties style:font-name="FreeSans" officeooo:paragraph-rsid="0012d3cb"/>
    </style:style>
    <style:style style:name="P26" style:family="paragraph" style:parent-style-name="Contents_20_Heading">
      <style:paragraph-properties fo:break-before="page"/>
      <style:text-properties style:font-name="FreeSans"/>
    </style:style>
    <style:style style:name="P27" style:family="paragraph" style:parent-style-name="Heading_20_1" style:list-style-name="WWNum1">
      <style:paragraph-properties fo:text-align="start" style:justify-single-word="false" fo:break-before="page" style:writing-mode="lr-tb"/>
      <style:text-properties style:font-name="FreeSans"/>
    </style:style>
    <style:style style:name="P28" style:family="paragraph" style:parent-style-name="Heading_20_1" style:list-style-name="">
      <style:paragraph-properties fo:margin-left="0in" fo:margin-right="0in" fo:text-align="start" style:justify-single-word="false" fo:text-indent="0in" style:auto-text-indent="false" style:writing-mode="lr-tb"/>
      <style:text-properties style:font-name="FreeSans" fo:font-size="24pt" style:font-size-asian="24pt" style:font-size-complex="24pt"/>
    </style:style>
    <style:style style:name="P29" style:family="paragraph" style:parent-style-name="Heading_20_2" style:list-style-name="WWNum1">
      <style:paragraph-properties fo:text-align="start" style:justify-single-word="false" style:writing-mode="lr-tb"/>
      <style:text-properties style:font-name="FreeSans"/>
    </style:style>
    <style:style style:name="P30" style:family="paragraph" style:parent-style-name="Heading_20_2" style:list-style-name="WWNum1">
      <style:paragraph-properties fo:margin-top="0.139in" fo:margin-bottom="0.0835in" style:contextual-spacing="false" fo:text-align="start" style:justify-single-word="false" style:writing-mode="lr-tb"/>
      <style:text-properties style:font-name="FreeSans" officeooo:rsid="00127cba" officeooo:paragraph-rsid="00127cba"/>
    </style:style>
    <style:style style:name="P31" style:family="paragraph" style:parent-style-name="Heading_20_2" style:list-style-name="WWNum1">
      <style:paragraph-properties fo:text-align="start" style:justify-single-word="false" style:writing-mode="lr-tb"/>
      <style:text-properties style:font-name="FreeSans" officeooo:rsid="0015efe5" officeooo:paragraph-rsid="0015efe5"/>
    </style:style>
    <style:style style:name="P32" style:family="paragraph" style:parent-style-name="Heading_20_3" style:list-style-name="WWNum1">
      <style:paragraph-properties fo:text-align="start" style:justify-single-word="false" style:writing-mode="lr-tb"/>
      <style:text-properties style:font-name="FreeSans" fo:font-size="12pt" style:font-size-asian="12pt" style:font-size-complex="12pt"/>
    </style:style>
    <style:style style:name="P33" style:family="paragraph" style:parent-style-name="Heading_20_3" style:list-style-name="">
      <style:paragraph-properties fo:margin-left="0in" fo:margin-right="0in" fo:text-align="start" style:justify-single-word="false" fo:text-indent="0in" style:auto-text-indent="false" style:writing-mode="lr-tb"/>
      <style:text-properties style:font-name="FreeSans"/>
    </style:style>
    <style:style style:name="P34" style:family="paragraph" style:parent-style-name="Heading_20_3" style:list-style-name="WWNum1">
      <style:paragraph-properties fo:text-align="start" style:justify-single-word="false" style:writing-mode="lr-tb"/>
      <style:text-properties style:font-name="FreeSans"/>
    </style:style>
    <style:style style:name="P35" style:family="paragraph" style:parent-style-name="Heading_20_3">
      <style:text-properties style:font-name="FreeSans" officeooo:rsid="0012d3cb" officeooo:paragraph-rsid="0012d3cb"/>
    </style:style>
    <style:style style:name="P36" style:family="paragraph" style:parent-style-name="Heading_20_4" style:list-style-name="WWNum1">
      <style:paragraph-properties fo:text-align="start" style:justify-single-word="false" style:writing-mode="lr-tb"/>
      <style:text-properties style:font-name="FreeSans"/>
    </style:style>
    <style:style style:name="P37" style:family="paragraph" style:parent-style-name="Standard" style:list-style-name="WWNum3">
      <style:paragraph-properties fo:text-align="start" style:justify-single-word="false" style:writing-mode="lr-tb"/>
    </style:style>
    <style:style style:name="P38" style:family="paragraph" style:parent-style-name="Standard" style:list-style-name="WWNum4">
      <style:paragraph-properties fo:text-align="start" style:justify-single-word="false" style:writing-mode="lr-tb"/>
    </style:style>
    <style:style style:name="P39" style:family="paragraph" style:parent-style-name="Standard" style:list-style-name="WWNum5">
      <style:paragraph-properties fo:text-align="start" style:justify-single-word="false" style:writing-mode="lr-tb"/>
    </style:style>
    <style:style style:name="P40" style:family="paragraph" style:parent-style-name="Standard" style:list-style-name="WWNum6">
      <style:paragraph-properties fo:text-align="start" style:justify-single-word="false" style:writing-mode="lr-tb"/>
    </style:style>
    <style:style style:name="P41" style:family="paragraph" style:parent-style-name="Standard">
      <style:paragraph-properties fo:text-align="start" style:justify-single-word="false" style:writing-mode="lr-tb"/>
      <style:text-properties style:font-name="FreeSans" fo:font-size="24pt" fo:font-weight="normal" style:font-size-asian="24pt" style:font-weight-asian="normal" style:font-size-complex="24pt" style:font-weight-complex="normal"/>
    </style:style>
    <style:style style:name="P42" style:family="paragraph" style:parent-style-name="Standard">
      <style:paragraph-properties fo:text-align="start" style:justify-single-word="false" style:writing-mode="lr-tb"/>
      <style:text-properties style:font-name="FreeSans"/>
    </style:style>
    <style:style style:name="P43" style:family="paragraph" style:parent-style-name="Standard" style:list-style-name="WWNum2">
      <style:paragraph-properties fo:text-align="start" style:justify-single-word="false" style:writing-mode="lr-tb"/>
      <style:text-properties style:font-name="FreeSans"/>
    </style:style>
    <style:style style:name="P44" style:family="paragraph" style:parent-style-name="Standard" style:list-style-name="WWNum3">
      <style:paragraph-properties fo:text-align="start" style:justify-single-word="false" style:writing-mode="lr-tb"/>
      <style:text-properties style:font-name="FreeSans"/>
    </style:style>
    <style:style style:name="P45" style:family="paragraph" style:parent-style-name="Standard" style:list-style-name="WWNum4">
      <style:paragraph-properties fo:text-align="start" style:justify-single-word="false" style:writing-mode="lr-tb"/>
      <style:text-properties style:font-name="FreeSans"/>
    </style:style>
    <style:style style:name="P46" style:family="paragraph" style:parent-style-name="Standard" style:list-style-name="WWNum5">
      <style:paragraph-properties fo:text-align="start" style:justify-single-word="false" style:writing-mode="lr-tb"/>
      <style:text-properties style:font-name="FreeSans"/>
    </style:style>
    <style:style style:name="P47" style:family="paragraph" style:parent-style-name="Standard">
      <style:paragraph-properties fo:text-align="start" style:justify-single-word="false" style:writing-mode="lr-tb"/>
      <style:text-properties style:font-name="FreeSans"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style:font-name="FreeSans" fo:font-size="12pt" style:font-size-asian="12pt" style:font-size-complex="12pt"/>
    </style:style>
    <style:style style:name="P49" style:family="paragraph" style:parent-style-name="Standard" style:list-style-name="WWNum2">
      <style:paragraph-properties fo:text-align="start" style:justify-single-word="false" style:writing-mode="lr-tb"/>
      <style:text-properties style:font-name="FreeSans" fo:font-size="12pt" style:font-size-asian="12pt" style:font-size-complex="12pt"/>
    </style:style>
    <style:style style:name="P50" style:family="paragraph" style:parent-style-name="Standard">
      <style:paragraph-properties fo:text-align="start" style:justify-single-word="false" style:writing-mode="lr-tb"/>
      <style:text-properties style:font-name="FreeSans" fo:font-size="12pt" fo:font-weight="bold" style:font-size-asian="12pt" style:font-weight-asian="bold" style:font-size-complex="12pt" style:font-weight-complex="bold"/>
    </style:style>
    <style:style style:name="P51" style:family="paragraph" style:parent-style-name="Standard" style:list-style-name="WWNum2">
      <style:paragraph-properties fo:text-align="start" style:justify-single-word="false" style:writing-mode="lr-tb"/>
      <style:text-properties style:font-name="FreeSans" fo:font-weight="normal" style:font-weight-asian="normal" style:font-weight-complex="normal"/>
    </style:style>
    <style:style style:name="P52" style:family="paragraph" style:parent-style-name="Standard">
      <style:paragraph-properties fo:margin-left="0.5in" fo:margin-right="0in" fo:text-align="start" style:justify-single-word="false" fo:text-indent="0in" style:auto-text-indent="false" style:writing-mode="lr-tb"/>
      <style:text-properties style:font-name="FreeSans" fo:font-weight="normal" style:font-weight-asian="normal" style:font-weight-complex="normal"/>
    </style:style>
    <style:style style:name="P53" style:family="paragraph" style:parent-style-name="Standard">
      <style:text-properties style:font-name="FreeSans" fo:font-weight="normal" officeooo:rsid="00177780" officeooo:paragraph-rsid="00177780" style:font-weight-asian="normal" style:font-weight-complex="normal"/>
    </style:style>
    <style:style style:name="P54" style:family="paragraph" style:parent-style-name="Standard">
      <style:text-properties style:font-name="FreeSans" fo:font-weight="bold" officeooo:rsid="000b0d16" officeooo:paragraph-rsid="0015efe5" style:font-weight-asian="bold" style:font-weight-complex="bold"/>
    </style:style>
    <style:style style:name="P55" style:family="paragraph" style:parent-style-name="Standard">
      <style:text-properties style:font-name="FreeSans" fo:font-weight="bold" officeooo:rsid="00177780" officeooo:paragraph-rsid="00177780" style:font-weight-asian="bold" style:font-weight-complex="bold"/>
    </style:style>
    <style:style style:name="P56" style:family="paragraph" style:parent-style-name="Standard">
      <style:text-properties style:font-name="FreeSans" fo:font-weight="bold" officeooo:rsid="00135572" officeooo:paragraph-rsid="0015efe5" style:font-weight-asian="bold" style:font-weight-complex="bold"/>
    </style:style>
    <style:style style:name="P57" style:family="paragraph" style:parent-style-name="Standard">
      <style:text-properties style:font-name="FreeSans" officeooo:rsid="000b0d16" officeooo:paragraph-rsid="0015efe5"/>
    </style:style>
    <style:style style:name="P58" style:family="paragraph" style:parent-style-name="Standard">
      <style:text-properties style:font-name="FreeSans" officeooo:rsid="0006a23e" officeooo:paragraph-rsid="0015efe5"/>
    </style:style>
    <style:style style:name="P59" style:family="paragraph" style:parent-style-name="Standard">
      <style:paragraph-properties fo:text-align="start" style:justify-single-word="false" style:writing-mode="lr-tb"/>
      <style:text-properties style:font-name="FreeSans" officeooo:rsid="0015efe5" officeooo:paragraph-rsid="0015efe5"/>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1de2d"/>
    </style:style>
    <style:style style:name="T4" style:family="text">
      <style:text-properties fo:font-size="24pt" style:font-size-asian="24pt" style:font-size-complex="24pt"/>
    </style:style>
    <style:style style:name="T5" style:family="text">
      <style:text-properties fo:font-size="1pt" style:font-size-asian="1pt" style:font-size-complex="1pt"/>
    </style:style>
    <style:style style:name="T6" style:family="text">
      <style:text-properties fo:font-size="1pt" fo:font-style="italic" fo:font-weight="bold" style:font-size-asian="1pt" style:font-style-asian="italic" style:font-weight-asian="bold" style:font-size-complex="1pt" style:font-style-complex="italic" style:font-weight-complex="bold"/>
    </style:style>
    <style:style style:name="T7" style:family="text">
      <style:text-properties fo:font-size="1pt" fo:font-weight="normal" style:font-size-asian="1pt" style:font-weight-asian="normal" style:font-size-complex="1pt" style:font-weight-complex="normal"/>
    </style:style>
    <style:style style:name="T8" style:family="text">
      <style:text-properties fo:font-size="1pt" fo:font-weight="bold" style:font-size-asian="1pt" style:font-weight-asian="bold" style:font-size-complex="1pt" style:font-weight-complex="bold"/>
    </style:style>
    <style:style style:name="T9" style:family="text">
      <style:text-properties fo:font-size="1pt" fo:font-weight="bold" officeooo:rsid="00139057" style:font-size-asian="1pt" style:font-weight-asian="bold" style:font-size-complex="1pt" style:font-weight-complex="bold"/>
    </style:style>
    <style:style style:name="T10" style:family="text">
      <style:text-properties style:font-name="FreeSans"/>
    </style:style>
    <style:style style:name="T11" style:family="text">
      <style:text-properties style:font-name="FreeSans" officeooo:rsid="00127cba"/>
    </style:style>
    <style:style style:name="T12" style:family="text">
      <style:text-properties style:font-name="FreeSans" officeooo:rsid="0012d3cb"/>
    </style:style>
    <style:style style:name="T13" style:family="text">
      <style:text-properties style:font-name="FreeSans" officeooo:rsid="001401a0"/>
    </style:style>
    <style:style style:name="T14" style:family="text">
      <style:text-properties style:font-name="FreeSans" officeooo:rsid="00139057"/>
    </style:style>
    <style:style style:name="T15" style:family="text">
      <style:text-properties officeooo:rsid="00127cba"/>
    </style:style>
    <style:style style:name="T16" style:family="text">
      <style:text-properties officeooo:rsid="0012d3cb"/>
    </style:style>
    <style:style style:name="T17" style:family="text">
      <style:text-properties officeooo:rsid="00139057"/>
    </style:style>
    <style:style style:name="T18" style:family="text">
      <style:text-properties officeooo:rsid="0014bafd"/>
    </style:style>
    <style:style style:name="T19" style:family="text">
      <style:text-properties officeooo:rsid="00159b2f"/>
    </style:style>
    <style:style style:name="T20" style:family="text">
      <style:text-properties officeooo:rsid="0015efe5"/>
    </style:style>
    <style:style style:name="T21" style:family="text">
      <style:text-properties officeooo:rsid="0006a23e"/>
    </style:style>
    <style:style style:name="T22" style:family="text">
      <style:text-properties fo:font-size="12pt" style:font-size-asian="12pt" style:font-size-complex="12pt"/>
    </style:style>
    <style:style style:name="T23" style:family="text">
      <style:text-properties fo:font-size="12pt" fo:font-style="italic" fo:font-weight="bold" style:font-size-asian="12pt" style:font-style-asian="italic" style:font-weight-asian="bold" style:font-size-complex="12pt" style:font-style-complex="italic"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weight="bold" style:font-weight-asian="bold" style:font-weight-complex="bold"/>
    </style:style>
    <style:style style:name="T26" style:family="text">
      <style:text-properties fo:font-weight="bold" officeooo:rsid="00139057" style:font-weight-asian="bold" style:font-weight-complex="bold"/>
    </style:style>
    <style:style style:name="T27" style:family="text">
      <style:text-properties officeooo:rsid="001401a0"/>
    </style:style>
    <style:style style:name="T28" style:family="text">
      <style:text-properties style:font-name="FreeSan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orcester polytechnic institute </text:p>
      <text:p text:style-name="P11">Aerospace Engineering Department</text:p>
      <text:p text:style-name="P5"/>
      <text:p text:style-name="P12">Threat field plume experiment manual of operation</text:p>
      <text:p text:style-name="P7"/>
      <text:p text:style-name="P8"/>
      <text:p text:style-name="P8"/>
      <text:p text:style-name="P8"/>
      <text:p text:style-name="P8"/>
      <text:p text:style-name="P8"/>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6">Table of Contents</text:p>
          </text:index-title>
          <text:p text:style-name="P1"><text:a xlink:type="simple" xlink:href="#__RefHeading___Toc1225_3836259120" text:style-name="Index_20_Link" text:visited-style-name="Index_20_Link"><text:span text:style-name="T10">Introduction To Experiment<text:tab/>3</text:span></text:a></text:p>
          <text:p text:style-name="P2"><text:a xlink:type="simple" xlink:href="#__RefHeading___Toc1227_3836259120" text:style-name="Index_20_Link" text:visited-style-name="Index_20_Link"><text:span text:style-name="T10">Experiment Rundown<text:tab/>3</text:span></text:a></text:p>
          <text:p text:style-name="P2"><text:a xlink:type="simple" xlink:href="#__RefHeading___Toc1235_3836259120" text:style-name="Index_20_Link" text:visited-style-name="Index_20_Link"><text:span text:style-name="T10">Software Setup<text:tab/>3</text:span></text:a></text:p>
          <text:p text:style-name="P3"><text:a xlink:type="simple" xlink:href="#__RefHeading___Toc1237_3836259120" text:style-name="Index_20_Link" text:visited-style-name="Index_20_Link"><text:span text:style-name="T10">Ubuntu 22.04 LTS<text:tab/>3</text:span></text:a></text:p>
          <text:p text:style-name="P3"><text:a xlink:type="simple" xlink:href="#__RefHeading___Toc1239_3836259120" text:style-name="Index_20_Link" text:visited-style-name="Index_20_Link"><text:span text:style-name="T10">ROS2 (Robot Operating System)<text:tab/>3</text:span></text:a></text:p>
          <text:p text:style-name="P4"><text:a xlink:type="simple" xlink:href="#__RefHeading___Toc1276_3836259120" text:style-name="Index_20_Link" text:visited-style-name="Index_20_Link"><text:span text:style-name="T10">Gazebo Ignition Fortress<text:tab/>4</text:span></text:a></text:p>
          <text:p text:style-name="P3"><text:a xlink:type="simple" xlink:href="#__RefHeading___Toc1241_3836259120" text:style-name="Index_20_Link" text:visited-style-name="Index_20_Link"><text:span text:style-name="T10">PX4<text:tab/>4</text:span></text:a></text:p>
          <text:p text:style-name="P4"><text:a xlink:type="simple" xlink:href="#__RefHeading___Toc1278_3836259120" text:style-name="Index_20_Link" text:visited-style-name="Index_20_Link"><text:span text:style-name="T10">QgroundControl<text:tab/>4</text:span></text:a></text:p>
          <text:p text:style-name="P4"><text:a xlink:type="simple" xlink:href="#__RefHeading___Toc1280_3836259120" text:style-name="Index_20_Link" text:visited-style-name="Index_20_Link"><text:span text:style-name="T10">MicroDDS<text:tab/>4</text:span></text:a></text:p>
          <text:p text:style-name="P2"><text:a xlink:type="simple" xlink:href="#__RefHeading___Toc1229_3836259120" text:style-name="Index_20_Link" text:visited-style-name="Index_20_Link"><text:span text:style-name="T10">GitHub<text:tab/>4</text:span></text:a></text:p>
          <text:p text:style-name="P3"><text:a xlink:type="simple" xlink:href="#__RefHeading___Toc1231_3836259120" text:style-name="Index_20_Link" text:visited-style-name="Index_20_Link"><text:span text:style-name="T10">GitHub Organization<text:tab/>4</text:span></text:a></text:p>
          <text:p text:style-name="P3"><text:a xlink:type="simple" xlink:href="#__RefHeading___Toc1233_3836259120" text:style-name="Index_20_Link" text:visited-style-name="Index_20_Link"><text:span text:style-name="T10">GitHub File Structure<text:tab/>4</text:span></text:a></text:p>
          <text:p text:style-name="P2"><text:a xlink:type="simple" xlink:href="#__RefHeading___Toc1243_3836259120" text:style-name="Index_20_Link" text:visited-style-name="Index_20_Link"><text:span text:style-name="T10">Network Setup<text:tab/>5</text:span></text:a></text:p>
          <text:p text:style-name="P1"><text:a xlink:type="simple" xlink:href="#__RefHeading___Toc1245_3836259120" text:style-name="Index_20_Link" text:visited-style-name="Index_20_Link"><text:span text:style-name="T10">Experiment Setup<text:tab/>6</text:span></text:a></text:p>
          <text:p text:style-name="P2"><text:a xlink:type="simple" xlink:href="#__RefHeading___Toc1282_3836259120" text:style-name="Index_20_Link" text:visited-style-name="Index_20_Link"><text:span text:style-name="T10">Installation Guide<text:tab/>6</text:span></text:a></text:p>
          <text:p text:style-name="P2"><text:a xlink:type="simple" xlink:href="#__RefHeading___Toc1254_3836259120" text:style-name="Index_20_Link" text:visited-style-name="Index_20_Link"><text:span text:style-name="T10">Running The Experiment<text:tab/>6</text:span></text:a></text:p>
          <text:p text:style-name="P2"><text:a xlink:type="simple" xlink:href="#__RefHeading___Toc1247_3836259120" text:style-name="Index_20_Link" text:visited-style-name="Index_20_Link"><text:span text:style-name="T10">ROS2 Structure<text:tab/>6</text:span></text:a></text:p>
          <text:p text:style-name="P2"><text:a xlink:type="simple" xlink:href="#__RefHeading___Toc1249_3836259120" text:style-name="Index_20_Link" text:visited-style-name="Index_20_Link"><text:span text:style-name="T10">Messaging Structure<text:tab/>6</text:span></text:a></text:p>
          <text:p text:style-name="P1"><text:a xlink:type="simple" xlink:href="#__RefHeading___Toc1251_3836259120" text:style-name="Index_20_Link" text:visited-style-name="Index_20_Link"><text:span text:style-name="T10">Testing<text:tab/>7</text:span></text:a></text:p>
          <text:p text:style-name="P2"><text:a xlink:type="simple" xlink:href="#__RefHeading___Toc1256_3836259120" text:style-name="Index_20_Link" text:visited-style-name="Index_20_Link"><text:span text:style-name="T10">Solution to 2D Advection Diffusion Equation<text:tab/>7</text:span></text:a></text:p>
          <text:p text:style-name="P2"><text:a xlink:type="simple" xlink:href="#__RefHeading___Toc1258_3836259120" text:style-name="Index_20_Link" text:visited-style-name="Index_20_Link"><text:span text:style-name="T10">Solution to 3D Advection Diffusion Equation<text:tab/>7</text:span></text:a></text:p>
          <text:p text:style-name="P1"><text:a xlink:type="simple" xlink:href="#__RefHeading___Toc1260_3836259120" text:style-name="Index_20_Link" text:visited-style-name="Index_20_Link"><text:span text:style-name="T10">Trouble Shooting<text:tab/>8</text:span></text:a></text:p>
          <text:p text:style-name="P2"><text:a xlink:type="simple" xlink:href="#__RefHeading___Toc1293_3836259120" text:style-name="Index_20_Link" text:visited-style-name="Index_20_Link"><text:span text:style-name="T10">Linux<text:tab/>8</text:span></text:a></text:p>
          <text:p text:style-name="P3"><text:a xlink:type="simple" xlink:href="#__RefHeading___Toc1295_3836259120" text:style-name="Index_20_Link" text:visited-style-name="Index_20_Link"><text:span text:style-name="T10">Updating packages<text:tab/>8</text:span></text:a></text:p>
          <text:p text:style-name="P3"><text:a xlink:type="simple" xlink:href="#__RefHeading___Toc1297_3836259120" text:style-name="Index_20_Link" text:visited-style-name="Index_20_Link"><text:span text:style-name="T10">Administrative privileges<text:tab/>8</text:span></text:a></text:p>
          <text:p text:style-name="P2"><text:a xlink:type="simple" xlink:href="#__RefHeading___Toc1262_3836259120" text:style-name="Index_20_Link" text:visited-style-name="Index_20_Link"><text:span text:style-name="T10">Network<text:tab/>8</text:span></text:a></text:p>
          <text:p text:style-name="P2"><text:a xlink:type="simple" xlink:href="#__RefHeading___Toc1264_3836259120" text:style-name="Index_20_Link" text:visited-style-name="Index_20_Link"><text:span text:style-name="T10">ROS2<text:tab/>8</text:span></text:a></text:p>
          <text:p text:style-name="P2"><text:a xlink:type="simple" xlink:href="#__RefHeading___Toc1266_3836259120" text:style-name="Index_20_Link" text:visited-style-name="Index_20_Link"><text:span text:style-name="T10">PX4<text:tab/>8</text:span></text:a></text:p>
          <text:p text:style-name="P2"><text:a xlink:type="simple" xlink:href="#__RefHeading___Toc1268_3836259120" text:style-name="Index_20_Link" text:visited-style-name="Index_20_Link"><text:span text:style-name="T10">Gazebo<text:tab/>8</text:span></text:a></text:p>
          <text:p text:style-name="P1"><text:a xlink:type="simple" xlink:href="#__RefHeading___Toc1270_3836259120" text:style-name="Index_20_Link" text:visited-style-name="Index_20_Link"><text:span text:style-name="T10">Resources<text:tab/>9</text:span></text:a></text:p>
          <text:p text:style-name="P2"><text:a xlink:type="simple" xlink:href="#__RefHeading___Toc1284_3836259120" text:style-name="Index_20_Link" text:visited-style-name="Index_20_Link"><text:span text:style-name="T10">ROS2 Guides<text:tab/>9</text:span></text:a></text:p>
          <text:p text:style-name="P2"><text:a xlink:type="simple" xlink:href="#__RefHeading___Toc1286_3836259120" text:style-name="Index_20_Link" text:visited-style-name="Index_20_Link"><text:span text:style-name="T10">PX4 Guides<text:tab/>9</text:span></text:a></text:p>
          <text:p text:style-name="P2"><text:a xlink:type="simple" xlink:href="#__RefHeading___Toc1286_38362591201" text:style-name="Index_20_Link" text:visited-style-name="Index_20_Link"><text:span text:style-name="T10">3D Printer<text:tab/>9</text:span></text:a></text:p>
          <text:p text:style-name="P3"><text:a xlink:type="simple" xlink:href="#__RefHeading___Toc951_4222335706" text:style-name="Index_20_Link" text:visited-style-name="Index_20_Link"><text:span text:style-name="T10">3D Printer Access<text:tab/>9</text:span></text:a></text:p>
          <text:p text:style-name="P3"><text:a xlink:type="simple" xlink:href="#__RefHeading___Toc953_4222335706" text:style-name="Index_20_Link" text:visited-style-name="Index_20_Link"><text:span text:style-name="T10">Account Balance<text:tab/>9</text:span></text:a></text:p>
          <text:p text:style-name="P2"><text:a xlink:type="simple" xlink:href="#__RefHeading___Toc1286_38362591202" text:style-name="Index_20_Link" text:visited-style-name="Index_20_Link"><text:span text:style-name="T10">Useful commands<text:tab/>9</text:span></text:a></text:p>
        </text:index-body>
      </text:table-of-content>
      <text:p text:style-name="P41"/>
      <text:list xml:id="list2591341161" text:style-name="WWNum1">
        <text:list-item>
          <text:h text:style-name="P27" text:outline-level="1"><text:bookmark-start text:name="__RefHeading___Toc1225_3836259120"/><text:span text:style-name="T4">Introduction To Experiment</text:span> <text:bookmark-end text:name="__RefHeading___Toc1225_3836259120"/></text:h>
          <text:list>
            <text:list-item>
              <text:h text:style-name="P29" text:outline-level="2"><text:bookmark-start text:name="__RefHeading___Toc1227_3836259120"/>Experiment Rundown<text:bookmark-end text:name="__RefHeading___Toc1227_3836259120"/></text:h>
            </text:list-item>
          </text:list>
        </text:list-item>
      </text:list>
      <text:p text:style-name="P13">The purpose of this experiment is to set up a testbed for the purpose of testing different navigation and prediction algorithm</text:p>
      <text:list xml:id="list162348682545793" text:continue-numbering="true" text:style-name="WWNum1">
        <text:list-item>
          <text:list>
            <text:list-item>
              <text:h text:style-name="P29" text:outline-level="2"><text:bookmark-start text:name="__RefHeading___Toc1235_3836259120"/>Software Setup<text:bookmark-end text:name="__RefHeading___Toc1235_3836259120"/></text:h>
            </text:list-item>
          </text:list>
        </text:list-item>
      </text:list>
      <text:p text:style-name="P42"><text:span text:style-name="T5">The purp</text:span><text:span text:style-name="T22">ose of this section is to familiarize the user with most of the basic systems used in this experiment. This will be done by first giving a rundown of the software versions involved and how they integrate with one another. All versions of the OS have a corresponding version of the software they need to run and they all integrate together so </text:span><text:span text:style-name="T23">do not change software versions unless absolutely necessary </text:span><text:span text:style-name="T24">as it might cause incompatibilities that are difficult to troubleshot.</text:span></text:p>
      <text:p text:style-name="P47"/>
      <text:p text:style-name="P47"/>
      <text:p text:style-name="P8"><text:span text:style-name="T26">S</text:span><text:span text:style-name="T25">oftware: </text:span></text:p>
      <text:p text:style-name="P8">Ubuntu: 22.04 Jammy LTS</text:p>
      <text:p text:style-name="P8">ROS2: humble </text:p>
      <text:p text:style-name="P8">Gazebo Ignition: Fortress</text:p>
      <text:p text:style-name="P8">PX4: main </text:p>
      <text:p text:style-name="P8">Github</text:p>
      <text:p text:style-name="P8"/>
      <text:p text:style-name="P50">some of the basic commands used are under manuals and reference folder in the repository as well as the experiment section in this document. </text:p>
      <text:p text:style-name="P50"/>
      <text:list xml:id="list162348170103670" text:continue-numbering="true" text:style-name="WWNum1">
        <text:list-item>
          <text:list>
            <text:list-item>
              <text:list>
                <text:list-item>
                  <text:h text:style-name="P32" text:outline-level="3"><text:bookmark-start text:name="__RefHeading___Toc1237_3836259120"/>Ubuntu 22.04 LTS<text:bookmark-end text:name="__RefHeading___Toc1237_3836259120"/></text:h>
                </text:list-item>
              </text:list>
            </text:list-item>
          </text:list>
        </text:list-item>
      </text:list>
      <text:p text:style-name="P8">Ubuntu is a Linux distribution vastly used for scientific purposes. The version used is not the latest but it provides the most compatibility and long term support for our software implementation. As such when updating software packages make sure not to accidentally upgrade Ubuntu past 22.04 as you can not revert back to a previous version and would need to setup a new OS with all the software. For the purpose of this experiment familiarize yourself with the following aspects: </text:p>
      <text:list xml:id="list3308299613" text:style-name="WWNum2">
        <text:list-item>
          <text:p text:style-name="P49">how to use the command line to traverse, create and run files </text:p>
        </text:list-item>
        <text:list-item>
          <text:p text:style-name="P49">how to run shell and python scripts </text:p>
        </text:list-item>
        <text:list-item>
          <text:p text:style-name="P43">how to update and upgrade Linux packages </text:p>
        </text:list-item>
        <text:list-item>
          <text:p text:style-name="P51">how to ssh into a remote computer connected to the network </text:p>
        </text:list-item>
      </text:list>
      <text:p text:style-name="P52"/>
      <text:h text:style-name="P33" text:outline-level="3"><text:bookmark-start text:name="__RefHeading___Toc1239_3836259120"/>ROS2 (Robot Operating System)<text:bookmark-end text:name="__RefHeading___Toc1239_3836259120"/></text:h>
      <text:p text:style-name="P6">ROS2 is a set of library of packages meant to facilitate the simulation and control of robotic system. It is based on a system of interconnected nodes that communicate through messages and topics. To familiarize yourself with it please read through and follow these tutorials: </text:p>
      <text:p text:style-name="P9"><text:span text:style-name="Internet_20_link"><text:span text:style-name="T10">https://docs.ros.org/en/humble/index.html</text:span></text:span></text:p>
      <text:p text:style-name="P6">All of the codes in this experiment will run as parts of ROS2 Nodes written in either python or C++ depending on the usage. </text:p>
      <text:p text:style-name="P6"><text:soft-page-break/></text:p>
      <text:p text:style-name="P6"/>
      <text:list xml:id="list162348251360513" text:continue-list="list162348170103670" text:style-name="WWNum1">
        <text:list-item>
          <text:list>
            <text:list-item>
              <text:list>
                <text:list-item>
                  <text:list>
                    <text:list-item>
                      <text:h text:style-name="P36" text:outline-level="4"><text:bookmark-start text:name="__RefHeading___Toc1276_3836259120"/>Gazebo Ignition Fortress<text:bookmark-end text:name="__RefHeading___Toc1276_3836259120"/></text:h>
                    </text:list-item>
                  </text:list>
                </text:list-item>
              </text:list>
            </text:list-item>
          </text:list>
        </text:list-item>
      </text:list>
      <text:p text:style-name="P6">Gazebo ignition (not gazebo classic) is a simulation software integrated into ROS2 that helps visualize and control realistic robotic systems. It Works by describing a using a reference file and describing characteristics that affect the dynamics of a vehicle within it such as object collision, wind speed, gravity and air density. Then a urdf or Unified Robot Description Format is used to describe the robotic system that needs to be controlled. Gazebo has its own messaging system and requires a bridge to be able to communicate with ROS2 topics but for the purpose of our experiment this can be ignored. For our use gazebo is used to visualize to dynamics of the UAV as it traverses the treat field and integrates directly into ROS2 without user configuration due to the PX4 library. </text:p>
      <text:p text:style-name="P6"/>
      <text:list xml:id="list162348928325837" text:continue-numbering="true" text:style-name="WWNum1">
        <text:list-item>
          <text:list>
            <text:list-item>
              <text:list>
                <text:list-item>
                  <text:h text:style-name="P34" text:outline-level="3"><text:bookmark-start text:name="__RefHeading___Toc1241_3836259120"/>PX4<text:bookmark-end text:name="__RefHeading___Toc1241_3836259120"/></text:h>
                  <text:list>
                    <text:list-item>
                      <text:h text:style-name="P36" text:outline-level="4"><text:bookmark-start text:name="__RefHeading___Toc1278_3836259120"/>QgroundControl<text:bookmark-end text:name="__RefHeading___Toc1278_3836259120"/></text:h>
                    </text:list-item>
                    <text:list-item>
                      <text:h text:style-name="P36" text:outline-level="4"><text:bookmark-start text:name="__RefHeading___Toc1280_3836259120"/>MicroDDS<text:bookmark-end text:name="__RefHeading___Toc1280_3836259120"/></text:h>
                    </text:list-item>
                  </text:list>
                </text:list-item>
              </text:list>
            </text:list-item>
          </text:list>
        </text:list-item>
      </text:list>
      <text:p text:style-name="P15">MicroDDS is a translation layer between the topics of <text:span text:style-name="T20">published and subscribed by PX4 and the topics of ROS2. To run MicroDDS </text:span></text:p>
      <text:p text:style-name="P6"/>
      <text:list xml:id="list162348292077169" text:continue-numbering="true" text:style-name="WWNum1">
        <text:list-item>
          <text:list>
            <text:list-item>
              <text:h text:style-name="P29" text:outline-level="2"><text:bookmark-start text:name="__RefHeading___Toc1229_3836259120"/>GitHub<text:bookmark-end text:name="__RefHeading___Toc1229_3836259120"/></text:h>
              <text:list>
                <text:list-item>
                  <text:h text:style-name="P34" text:outline-level="3"><text:bookmark-start text:name="__RefHeading___Toc1231_3836259120"/>GitHub Organization <text:bookmark-end text:name="__RefHeading___Toc1231_3836259120"/></text:h>
                </text:list-item>
              </text:list>
            </text:list-item>
          </text:list>
        </text:list-item>
      </text:list>
      <text:p text:style-name="P16">All the GitHub repositories are under the organization named WPI-AVMI. Inside this organization there are two repositories Threatfield2025 and threat-field-fimulator. Threat-field-fimulator <text:span text:style-name="T15">is the older repository that includes all the files to run the older version of the experiment that utilizes the turtlebot4 with cameras and mounted projectors. Meanwhile m</text:span>ost of the experiment files <text:span text:style-name="T15">for the current experiment</text:span> are under a git hub repository called Threatfield2025. <text:span text:style-name="T15">This is composed of most of the files of the previous experiment as well as all the files for the current UAV simulation and dynamics controls. </text:span>You should familiarize yourself with the git hub workflow including how to pull files, add to the current branch and push commits and changes.</text:p>
      <text:p text:style-name="P17"/>
      <text:list xml:id="list162349726929933" text:continue-numbering="true" text:style-name="WWNum1">
        <text:list-item>
          <text:list>
            <text:list-item>
              <text:list>
                <text:list-item>
                  <text:h text:style-name="P34" text:outline-level="3"><text:bookmark-start text:name="__RefHeading___Toc1233_3836259120"/>Git<text:span text:style-name="T15">H</text:span>ub File Structure<text:bookmark-end text:name="__RefHeading___Toc1233_3836259120"/></text:h>
                </text:list-item>
              </text:list>
            </text:list-item>
          </text:list>
        </text:list-item>
      </text:list>
      <text:p text:style-name="P18"><text:bookmark-start text:name="__RefHeading___Toc955_422233570611"/>Workspace<text:bookmark-end text:name="__RefHeading___Toc955_422233570611"/></text:p>
      <text:p text:style-name="P21"><text:span text:style-name="T27">T</text:span><text:span text:style-name="T17">his is the main directory of the experiment within it is the </text:span><text:span text:style-name="T27">ROS2</text:span><text:span text:style-name="T17"> workspace with all the nodes and relevant code as well as the threat-field generating python scripts that work in tandem with it. </text:span></text:p>
      <text:p text:style-name="P22"/>
      <text:p text:style-name="P19"><text:bookmark-start text:name="__RefHeading___Toc947_4222335706"/><text:soft-page-break/>Images and Videos<text:bookmark-end text:name="__RefHeading___Toc947_4222335706"/></text:p>
      <text:p text:style-name="P17">Under the main <text:span text:style-name="T3">Threatfield2025 </text:span>repository there are multiple folders that archive information gathered while developing the system, these can be found in the Images and videos folder. When needing references for a presentation or report please refer to these. </text:p>
      <text:p text:style-name="P17"/>
      <text:p text:style-name="P19"><text:bookmark-start text:name="__RefHeading___Toc949_4222335706"/>3D models<text:bookmark-end text:name="__RefHeading___Toc949_4222335706"/></text:p>
      <text:p text:style-name="P17">The 3D models zip file contains all the designed mounting hardware for the older version of the experiment with the turtlebot4. This includes the mounting brackets that attach the cameras to the main body at different angles, as well as the mounting hardware for the projector components to the tripod stands. All models can be easy exported into 3DprinterOS to print in WPI premises. </text:p>
      <text:p text:style-name="P17"/>
      <text:p text:style-name="P19"><text:bookmark-start text:name="__RefHeading___Toc955_4222335706"/>Documents <text:bookmark-end text:name="__RefHeading___Toc955_4222335706"/></text:p>
      <text:p text:style-name="P22">The Document folder contains all the written information regarding the experiment, form component manuals to research papers relevant to the current setup. As well as some useful files with commands that could be helpful. </text:p>
      <text:p text:style-name="P22"/>
      <text:p text:style-name="P20"><text:bookmark-start text:name="__RefHeading___Toc955_42223357061"/><text:span text:style-name="T17">Scripts</text:span> <text:bookmark-end text:name="__RefHeading___Toc955_42223357061"/></text:p>
      <text:p text:style-name="P22">The scripts folder has useful bash scripts that help automate the process of setting up the old version of the experiment. As it stands the only scripts that needs to be run for the entire experiment is inint_dynamic field all other are left there for troubleshooting purposes. </text:p>
      <text:p text:style-name="P22"/>
      <text:p text:style-name="P22"/>
      <text:list xml:id="list162349928708264" text:continue-numbering="true" text:style-name="WWNum1">
        <text:list-item>
          <text:list>
            <text:list-item>
              <text:h text:style-name="P29" text:outline-level="2"><text:bookmark-start text:name="__RefHeading___Toc1243_3836259120"/>Network Setup<text:bookmark-end text:name="__RefHeading___Toc1243_3836259120"/></text:h>
            </text:list-item>
          </text:list>
        </text:list-item>
      </text:list>
      <text:p text:style-name="P6"/>
      <text:h text:style-name="P28" text:outline-level="1"/>
      <text:list xml:id="list162350042730133" text:continue-numbering="true" text:style-name="WWNum1">
        <text:list-item>
          <text:h text:style-name="P27" text:outline-level="1"><text:bookmark-start text:name="__RefHeading___Toc1245_3836259120"/><text:span text:style-name="T4">Experiment Setup</text:span> <text:bookmark-end text:name="__RefHeading___Toc1245_3836259120"/></text:h>
          <text:list>
            <text:list-item>
              <text:h text:style-name="P29" text:outline-level="2"><text:bookmark-start text:name="__RefHeading___Toc1282_3836259120"/>Installation Guide<text:bookmark-end text:name="__RefHeading___Toc1282_3836259120"/></text:h>
            </text:list-item>
          </text:list>
        </text:list-item>
      </text:list>
      <text:p text:style-name="P6"><text:tab/>This experiment i<text:span text:style-name="T18">s</text:span> reliant on multiple software </text:p>
      <text:p text:style-name="P42"/>
      <text:p text:style-name="P42">Ubuntu Installation: (Ubuntu 22.04) </text:p>
      <text:list xml:id="list1780692165" text:style-name="WWNum3">
        <text:list-item>
          <text:p text:style-name="P37"><text:span text:style-name="T10">Install Ubuntu 22.04: </text:span><text:a xlink:type="simple" xlink:href="https://releases.ubuntu.com/jammy/" text:style-name="Internet_20_link" text:visited-style-name="Visited_20_Internet_20_Link"><text:span text:style-name="Internet_20_link"><text:span text:style-name="T10">https://releases.ubuntu.com/jammy/</text:span></text:span></text:a></text:p>
          <text:list>
            <text:list-item>
              <text:p text:style-name="P44">download Ubuntu image </text:p>
            </text:list-item>
            <text:list-item>
              <text:p text:style-name="P44">write the ISO as a live image in a USB with software like Rufus or Linux image recovery</text:p>
            </text:list-item>
            <text:list-item>
              <text:p text:style-name="P44">reboot computer and enter bios using manufacturers specific bios key</text:p>
            </text:list-item>
            <text:list-item>
              <text:p text:style-name="P44">boot into USB and go through installation steps on screen</text:p>
            </text:list-item>
          </text:list>
        </text:list-item>
      </text:list>
      <text:p text:style-name="P42"/>
      <text:p text:style-name="P42">Ros2 installation: (ROS2 Humble)</text:p>
      <text:p text:style-name="P42"/>
      <text:list xml:id="list2406054889" text:style-name="WWNum4">
        <text:list-item>
          <text:p text:style-name="P38"><text:span text:style-name="T10">Go through installation steps in the following article: </text:span><text:a xlink:type="simple" xlink:href="https://docs.ros.org/en/humble/Installation/Ubuntu-Install-Debs.html" text:style-name="Internet_20_link" text:visited-style-name="Visited_20_Internet_20_Link"><text:span text:style-name="Internet_20_link"><text:span text:style-name="T10">https://docs.ros.org/en/humble/Installation/Ubuntu-Install-Debs.html</text:span></text:span></text:a></text:p>
        </text:list-item>
        <text:list-item>
          <text:p text:style-name="P45">make sure to go through the desktop installation not the bare bones </text:p>
        </text:list-item>
      </text:list>
      <text:p text:style-name="P42"/>
      <text:p text:style-name="P42">Gazebo Installation: (Gazebo Harmonic)</text:p>
      <text:list xml:id="list1798617526" text:style-name="WWNum5">
        <text:list-item>
          <text:p text:style-name="P39"><text:span text:style-name="T10">go to the following page: </text:span><text:a xlink:type="simple" xlink:href="https://gazebosim.org/docs/harmonic/install_ubuntu/" text:style-name="Internet_20_link" text:visited-style-name="Visited_20_Internet_20_Link"><text:span text:style-name="Internet_20_link"><text:span text:style-name="T10">https://gazebosim.org/docs/harmonic/install_ubuntu/</text:span></text:span></text:a></text:p>
        </text:list-item>
        <text:list-item>
          <text:p text:style-name="P46">follow the installation instructions</text:p>
        </text:list-item>
      </text:list>
      <text:p text:style-name="P42"/>
      <text:p text:style-name="P42">PX4 (main/1.16)/ QgroundControl (stable/5.0.6)/ MicroDDS (2.4.3): </text:p>
      <text:list xml:id="list2005208908" text:style-name="WWNum6">
        <text:list-item>
          <text:p text:style-name="P40"><text:a xlink:type="simple" xlink:href="https://docs.px4.io/main/en/dev_setup/dev_env.html" text:style-name="Internet_20_link" text:visited-style-name="Visited_20_Internet_20_Link"><text:span text:style-name="Internet_20_link"><text:span text:style-name="T10">https://docs.px4.io/main/en/dev_setup/dev_env.html</text:span></text:span></text:a></text:p>
        </text:list-item>
      </text:list>
      <text:p text:style-name="P6"><text:tab/></text:p>
      <text:list xml:id="list162348445507471" text:continue-list="list162350042730133" text:style-name="WWNum1">
        <text:list-item>
          <text:list>
            <text:list-item>
              <text:h text:style-name="P29" text:outline-level="2"><text:bookmark-start text:name="__RefHeading___Toc1254_3836259120"/>Running The Experiment <text:bookmark-end text:name="__RefHeading___Toc1254_3836259120"/></text:h>
            </text:list-item>
            <text:list-item>
              <text:h text:style-name="P29" text:outline-level="2"><text:bookmark-start text:name="__RefHeading___Toc1247_3836259120"/>ROS2 Structure<text:bookmark-end text:name="__RefHeading___Toc1247_3836259120"/></text:h>
            </text:list-item>
            <text:list-item>
              <text:h text:style-name="P29" text:outline-level="2"><text:bookmark-start text:name="__RefHeading___Toc1249_3836259120"/>Messaging Structure<text:bookmark-end text:name="__RefHeading___Toc1249_3836259120"/></text:h>
            </text:list-item>
          </text:list>
        </text:list-item>
      </text:list>
      <text:p text:style-name="P6"/>
      <text:p text:style-name="P6"/>
      <text:h text:style-name="P28" text:outline-level="1"/>
      <text:list xml:id="list162350051194836" text:continue-numbering="true" text:style-name="WWNum1">
        <text:list-item>
          <text:h text:style-name="P27" text:outline-level="1"><text:bookmark-start text:name="__RefHeading___Toc1251_3836259120"/><text:span text:style-name="T4">Testing</text:span> <text:bookmark-end text:name="__RefHeading___Toc1251_3836259120"/></text:h>
          <text:list>
            <text:list-item>
              <text:h text:style-name="P29" text:outline-level="2"><text:bookmark-start text:name="__RefHeading___Toc1256_3836259120"/>Solution to 2D Advection Diffusion Equation<text:bookmark-end text:name="__RefHeading___Toc1256_3836259120"/></text:h>
            </text:list-item>
            <text:list-item>
              <text:h text:style-name="P29" text:outline-level="2"><text:bookmark-start text:name="__RefHeading___Toc1258_3836259120"/>Solution to 3D Advection Diffusion Equation<text:bookmark-end text:name="__RefHeading___Toc1258_3836259120"/></text:h>
            </text:list-item>
          </text:list>
        </text:list-item>
      </text:list>
      <text:p text:style-name="P6"/>
      <text:h text:style-name="P28" text:outline-level="1"/>
      <text:list xml:id="list162348384150087" text:continue-numbering="true" text:style-name="WWNum1">
        <text:list-item>
          <text:h text:style-name="P27" text:outline-level="1"><text:bookmark-start text:name="__RefHeading___Toc1260_3836259120"/><text:span text:style-name="T4">Trouble Shooting</text:span> <text:bookmark-end text:name="__RefHeading___Toc1260_3836259120"/></text:h>
          <text:list>
            <text:list-item>
              <text:h text:style-name="P29" text:outline-level="2"><text:bookmark-start text:name="__RefHeading___Toc1293_3836259120"/>Linux<text:bookmark-end text:name="__RefHeading___Toc1293_3836259120"/></text:h>
              <text:list>
                <text:list-item>
                  <text:h text:style-name="P34" text:outline-level="3"><text:bookmark-start text:name="__RefHeading___Toc1295_3836259120"/>Updating packages<text:bookmark-end text:name="__RefHeading___Toc1295_3836259120"/></text:h>
                </text:list-item>
              </text:list>
            </text:list-item>
          </text:list>
        </text:list-item>
      </text:list>
      <text:p text:style-name="P6">Before installing any new packages or software make sure to run the following commands </text:p>
      <text:p text:style-name="P23">sudo apt update &amp;&amp; sudo apt upgrade</text:p>
      <text:p text:style-name="P6">this will update all of your packages and help avoid compatibility issues.</text:p>
      <text:list xml:id="list162348187169650" text:continue-numbering="true" text:style-name="WWNum1">
        <text:list-item>
          <text:list>
            <text:list-item>
              <text:list>
                <text:list-item>
                  <text:h text:style-name="P34" text:outline-level="3"><text:bookmark-start text:name="__RefHeading___Toc1297_3836259120"/>Administrative privileges <text:bookmark-end text:name="__RefHeading___Toc1297_3836259120"/></text:h>
                </text:list-item>
              </text:list>
            </text:list-item>
          </text:list>
        </text:list-item>
      </text:list>
      <text:p text:style-name="P6">If you are having problems with permissions when running a command add <text:span text:style-name="T1">sudo </text:span><text:span text:style-name="T2">before the command. This will force the system to perform the action with administrative privileges ensuring the that action will run whenever possible. Make sure you know what any given command is doing before running as this can led to unrepairable damage to the OS or the system as a whole since Linux does not have as many safeguards as a windows system. </text:span></text:p>
      <text:p text:style-name="P6"/>
      <text:p text:style-name="P6"/>
      <text:list xml:id="list162348315409889" text:continue-numbering="true" text:style-name="WWNum1">
        <text:list-item>
          <text:list>
            <text:list-item>
              <text:h text:style-name="P29" text:outline-level="2"><text:bookmark-start text:name="__RefHeading___Toc1262_3836259120"/>Network<text:bookmark-end text:name="__RefHeading___Toc1262_3836259120"/></text:h>
            </text:list-item>
            <text:list-item>
              <text:h text:style-name="P29" text:outline-level="2"><text:bookmark-start text:name="__RefHeading___Toc1264_3836259120"/>ROS<text:span text:style-name="T19">2</text:span><text:bookmark-end text:name="__RefHeading___Toc1264_3836259120"/></text:h>
            </text:list-item>
            <text:list-item>
              <text:h text:style-name="P29" text:outline-level="2"><text:bookmark-start text:name="__RefHeading___Toc1266_3836259120"/>PX4<text:bookmark-end text:name="__RefHeading___Toc1266_3836259120"/></text:h>
            </text:list-item>
            <text:list-item>
              <text:h text:style-name="P29" text:outline-level="2"><text:bookmark-start text:name="__RefHeading___Toc1268_3836259120"/>Gazebo <text:bookmark-end text:name="__RefHeading___Toc1268_3836259120"/></text:h>
            </text:list-item>
          </text:list>
        </text:list-item>
      </text:list>
      <text:p text:style-name="P6"/>
      <text:p text:style-name="P6"/>
      <text:h text:style-name="P28" text:outline-level="1"/>
      <text:list xml:id="list162349030986665" text:continue-numbering="true" text:style-name="WWNum1">
        <text:list-item>
          <text:h text:style-name="P27" text:outline-level="1"><text:bookmark-start text:name="__RefHeading___Toc1270_3836259120"/><text:span text:style-name="T4">Resources</text:span> <text:bookmark-end text:name="__RefHeading___Toc1270_3836259120"/></text:h>
          <text:list>
            <text:list-item>
              <text:h text:style-name="P29" text:outline-level="2"><text:bookmark-start text:name="__RefHeading___Toc1284_3836259120"/>ROS2 Guides<text:bookmark-end text:name="__RefHeading___Toc1284_3836259120"/></text:h>
            </text:list-item>
          </text:list>
        </text:list-item>
      </text:list>
      <text:p text:style-name="P6"><text:a xlink:type="simple" xlink:href="https://docs.ros.org/en/humble/index.html" text:style-name="Internet_20_link" text:visited-style-name="Visited_20_Internet_20_Link"><text:span text:style-name="T10">https://docs.ros.org/en/humble/index.html</text:span></text:a></text:p>
      <text:list xml:id="list162348744249587" text:continue-numbering="true" text:style-name="WWNum1">
        <text:list-item>
          <text:list>
            <text:list-item>
              <text:h text:style-name="P29" text:outline-level="2"><text:bookmark-start text:name="__RefHeading___Toc1286_3836259120"/>PX4 Guides<text:bookmark-end text:name="__RefHeading___Toc1286_3836259120"/></text:h>
            </text:list-item>
          </text:list>
        </text:list-item>
      </text:list>
      <text:p text:style-name="P9"><text:a xlink:type="simple" xlink:href="https://docs.px4.io/main/en/" text:style-name="Internet_20_link" text:visited-style-name="Visited_20_Internet_20_Link"><text:span text:style-name="T10">https://docs.px4.io/main/en/</text:span></text:a></text:p>
      <text:list xml:id="list162349889427394" text:continue-numbering="true" text:style-name="WWNum1">
        <text:list-item>
          <text:list>
            <text:list-item>
              <text:h text:style-name="P30" text:outline-level="2"><text:bookmark-start text:name="__RefHeading___Toc1286_38362591201"/>3D <text:span text:style-name="T16">P</text:span>rinter <text:bookmark-end text:name="__RefHeading___Toc1286_38362591201"/></text:h>
              <text:list>
                <text:list-item>
                  <text:h text:style-name="P35" text:outline-level="3"><text:bookmark-start text:name="__RefHeading___Toc951_4222335706"/>3D Printer Access<text:bookmark-end text:name="__RefHeading___Toc951_4222335706"/></text:h>
                </text:list-item>
              </text:list>
            </text:list-item>
          </text:list>
        </text:list-item>
      </text:list>
      <text:p text:style-name="P24"><text:span text:style-name="T15">F</text:span>or 3D printing the user needs to gain access to the maker space printers located at the innovation studies lab. To do this a quick training needs to be done through canvas to become a basic user, for further access a full user training can be done to be able to use materials beside PLA and to be able to manage your own prints. This option is recommended so that the Aerospace department can add funds to your 3DPrinterOS account.</text:p>
      <text:list xml:id="list162348296218363" text:continue-numbering="true" text:style-name="WWNum1">
        <text:list-item>
          <text:list>
            <text:list-item>
              <text:list>
                <text:list-item>
                  <text:h text:style-name="P35" text:outline-level="3"><text:bookmark-start text:name="__RefHeading___Toc953_4222335706"/>Account Balance<text:bookmark-end text:name="__RefHeading___Toc953_4222335706"/></text:h>
                </text:list-item>
              </text:list>
            </text:list-item>
          </text:list>
        </text:list-item>
      </text:list>
      <text:p text:style-name="P25"><text:span text:style-name="T16">To add funds to your 3DPrinterOS account contact both the maker space lab manager and the aerospace department </text:span>Administrative Specialist.</text:p>
      <text:list xml:id="list162348285468064" text:continue-numbering="true" text:style-name="WWNum1">
        <text:list-item>
          <text:list>
            <text:list-item>
              <text:h text:style-name="P31" text:outline-level="2"><text:bookmark-start text:name="__RefHeading___Toc1286_38362591202"/>Useful commands<text:bookmark-end text:name="__RefHeading___Toc1286_38362591202"/></text:h>
            </text:list-item>
          </text:list>
        </text:list-item>
      </text:list>
      <text:p text:style-name="P54">Ubuntu/ Linux:</text:p>
      <text:p text:style-name="P57">navigate to directory: cd /path</text:p>
      <text:p text:style-name="P57">navigate back: cd ..</text:p>
      <text:p text:style-name="P57">make file executable: chmod +x filename.file</text:p>
      <text:p text:style-name="P57">open file in vscode: code filename.file</text:p>
      <text:p text:style-name="P57">ssh into computer in network: <text:span text:style-name="T21">ssh </text:span>username@IP_adress<text:span text:style-name="T21"> <text:s text:c="4"/>-pass: </text:span>password</text:p>
      <text:p text:style-name="P54">command line shortcuts:</text:p>
      <text:p text:style-name="P57">open terminal: cntrl + alt + T</text:p>
      <text:p text:style-name="P57">kill process: cntrl + C</text:p>
      <text:p text:style-name="P57"><text:s/></text:p>
      <text:p text:style-name="P58"/>
      <text:p text:style-name="P55">ROS2:</text:p>
      <text:p text:style-name="P53">initialize ros environment: source install/setup.bash </text:p>
      <text:p text:style-name="P53">build ros2 packages: colcon build </text:p>
      <text:p text:style-name="P58"/>
      <text:p text:style-name="P56">Gazebo</text:p>
      <text:p text:style-name="P54">Git: </text:p>
      <text:p text:style-name="P57">check branch: git branch </text:p>
      <text:p text:style-name="P57">pushing code: </text:p>
      <text:p text:style-name="P57">git pull </text:p>
      <text:p text:style-name="P57">git add . </text:p>
      <text:p text:style-name="P57">git commit -m “message of commit”</text:p>
      <text:p text:style-name="P57">git push</text:p>
      <text:p text:style-name="P57"><text:soft-page-break/>clone repo: git clone repo_directory</text:p>
      <text:p text:style-name="P58"/>
      <text:p text:style-name="P58"/>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4T10:06:35</meta:creation-date>
    <dc:language>en-US</dc:language>
    <dc:date>2025-08-28T16:23:47.907014009</dc:date>
    <meta:editing-cycles>15</meta:editing-cycles>
    <meta:editing-duration>PT6H58M21S</meta:editing-duration>
    <meta:generator>LibreOffice/7.3.7.2$Linux_X86_64 LibreOffice_project/30$Build-2</meta:generator>
    <meta:document-statistic meta:table-count="0" meta:image-count="0" meta:object-count="0" meta:page-count="10" meta:paragraph-count="152" meta:word-count="1439" meta:character-count="9048" meta:non-whitespace-character-count="7721"/>
    <meta:user-defined meta:name="AppVersion">15.0000</meta:user-defined>
  </office:meta>
</office:document-meta>
</file>